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7d939" officeooo:paragraph-rsid="0007d939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7d939" officeooo:paragraph-rsid="0007d939" style:font-name-complex="IRZar"/>
    </style:style>
    <style:style style:name="T1" style:family="text">
      <style:text-properties officeooo:rsid="0007d939"/>
    </style:style>
    <style:style style:name="T2" style:family="text">
      <style:text-properties style:font-name="IRZa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یش</text:p>
      <text:p text:style-name="P2">لالا‌لبلب‌<text:span text:style-name="T1">DD</text:span></text:p>
      <text:p text:style-name="P3">O</text:p>
      <text:p text:style-name="P3"><text:span text:style-name="T2">SAS</text:span></text:p>
      <text:p text:style-name="P4"><text:span text:style-name="T2">سلام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2-22T04:17:18.196232904</dc:date>
    <meta:editing-duration>PT5M15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5" meta:character-count="21" meta:non-whitespace-character-count="21"/>
  </office:meta>
</office:document-meta>
</file>